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fo:language="sv" fo:country="SE" fo:font-weight="bold" style:font-weight-asian="bold" style:font-weight-complex="bold"/>
    </style:style>
    <style:style style:name="P3" style:family="paragraph" style:parent-style-name="Standard">
      <style:text-properties fo:font-size="16pt" fo:language="sv" fo:country="SE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WWNum6"/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language="sv" fo:country="SE"/>
    </style:style>
    <style:style style:name="T5" style:family="text">
      <style:text-properties fo:language="sv" fo:country="SE" fo:font-weight="bold" style:font-weight-asian="bold"/>
    </style:style>
    <style:style style:name="T6" style:family="text">
      <style:text-properties fo:language="sv" fo:country="SE" fo:font-weight="bold" style:font-weight-asian="bold" style:font-weight-complex="bold"/>
    </style:style>
    <style:style style:name="T7" style:family="text">
      <style:text-properties fo:font-size="12pt" fo:language="sv" fo:country="SE" fo:font-weight="bold" style:font-size-asian="12pt" style:font-weight-asian="bold" style:font-size-complex="12pt"/>
    </style:style>
    <style:style style:name="T8" style:family="text">
      <style:text-properties fo:font-size="12pt" fo:language="sv" fo:country="SE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sv" fo:country="SE" style:font-size-asian="12pt" style:font-size-complex="12pt"/>
    </style:style>
    <style:style style:name="T10" style:family="text">
      <style:text-properties fo:font-size="12pt" fo:language="sv" fo:country="SE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andardstycketeckensnitt"><text:span text:style-name="T1">Utvärdering av sprint 3</text:span></text:span></text:p>
      <text:p text:style-name="Standard"><text:span text:style-name="T2">Mål vi hade den här veckan:</text:span></text:p>
      <text:p text:style-name="P1"/>
      <text:p text:style-name="Standard"><text:span text:style-name="Standardstycketeckensnitt"><text:span text:style-name="T5">ID:</text:span></text:span><text:span text:style-name="Standardstycketeckensnitt"><text:span text:style-name="T4"> FR15</text:span></text:span></text:p>
      <text:p text:style-name="Standard"><text:span text:style-name="Standardstycketeckensnitt"><text:span text:style-name="T5">Namn:</text:span></text:span><text:span text:style-name="Standardstycketeckensnitt"><text:span text:style-name="T4"> Olika banor</text:span></text:span></text:p>
      <text:p text:style-name="Standard"><text:span text:style-name="Standardstycketeckensnitt"><text:span text:style-name="T5">Beskrivning: </text:span></text:span><text:span text:style-name="Standardstycketeckensnitt"><text:span text:style-name="T4">När samtliga fiender antingen har dödats eller passerat nedre delen av skärmen, så skall en ny bana skapas. Sammanlagt är det 6 banor där “Neptunus” är namnet på den första banan, och “Jorden/Tellus” är namnet på den sista banan. När samtliga banor har avklarats så skall spelet avslutas.</text:span></text:span></text:p>
      <text:p text:style-name="Standard"><text:span text:style-name="Standardstycketeckensnitt"><text:span text:style-name="T6">Testfall:<text:tab/> </text:span></text:span><text:span text:style-name="Standardstycketeckensnitt"><text:span text:style-name="T4">1.</text:span></text:span></text:p>
      <text:p text:style-name="P3"/>
      <text:p text:style-name="Standard"><text:span text:style-name="Standardstycketeckensnitt"><text:span text:style-name="T5">ID</text:span></text:span><text:span text:style-name="Standardstycketeckensnitt"><text:span text:style-name="T4">: FR16</text:span></text:span></text:p>
      <text:p text:style-name="Standard"><text:span text:style-name="Standardstycketeckensnitt"><text:span text:style-name="T5">Namn:</text:span></text:span><text:span text:style-name="Standardstycketeckensnitt"><text:span text:style-name="T4"> Highscore</text:span></text:span></text:p>
      <text:p text:style-name="Standard"><text:span text:style-name="Standardstycketeckensnitt"><text:span text:style-name="T5">Beskrivning: </text:span></text:span><text:span text:style-name="Standardstycketeckensnitt"><text:span text:style-name="T4">Poängen man samlat under en spelomgång jämförs med en highscore-lista och sparas om det är tillräckligt högt. Listan skall innehålla 13 platser och lagringen sker i en extern fil.</text:span></text:span></text:p>
      <text:p text:style-name="Standard"><text:span text:style-name="Standardstycketeckensnitt"><text:span text:style-name="T6">Testfall</text:span></text:span><text:span text:style-name="Standardstycketeckensnitt"><text:span text:style-name="T4">:<text:tab/> 1. Notera att värden kan läggas till och tas bort från listan</text:span></text:span></text:p>
      <text:list xml:id="list1400999278951808893" text:style-name="WWNum6">
        <text:list-item>
          <text:list>
            <text:list-item>
              <text:list>
                <text:list-item>
                  <text:p text:style-name="P4"><text:span text:style-name="T4">Notera att ett lågt värde inte läggs till i listan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5">ID</text:span></text:span><text:span text:style-name="Standardstycketeckensnitt"><text:span text:style-name="T4">: FR17</text:span></text:span></text:p>
      <text:p text:style-name="Standard"><text:span text:style-name="Standardstycketeckensnitt"><text:span text:style-name="T5">Namn:</text:span></text:span><text:span text:style-name="Standardstycketeckensnitt"><text:span text:style-name="T4"> “Highscore”-knapp</text:span></text:span></text:p>
      <text:p text:style-name="Standard"><text:span text:style-name="Standardstycketeckensnitt"><text:span text:style-name="T5">Beskrivning: </text:span></text:span><text:span text:style-name="Standardstycketeckensnitt"><text:span text:style-name="T4">När knappen för “Highscore” aktiveras skall en highscore-lista med de tio bästa poängen visas.</text:span></text:span></text:p>
      <text:p text:style-name="Standard"><text:span text:style-name="Standardstycketeckensnitt"><text:span text:style-name="T6">Testfall</text:span></text:span><text:span text:style-name="Standardstycketeckensnitt"><text:span text:style-name="T4">:<text:tab/> 1. Notera att poängen hamnar i rätt ordning</text:span></text:span></text:p>
      <text:p text:style-name="Standard"/>
      <text:p text:style-name="Standard"><text:span text:style-name="Standardstycketeckensnitt"><text:span text:style-name="T7">ID:</text:span></text:span><text:span text:style-name="Standardstycketeckensnitt"><text:span text:style-name="T9"> FR18</text:span></text:span></text:p>
      <text:p text:style-name="Standard"><text:span text:style-name="Standardstycketeckensnitt"><text:span text:style-name="T7">Namn:</text:span></text:span><text:span text:style-name="Standardstycketeckensnitt"><text:span text:style-name="T9"> Boss</text:span></text:span></text:p>
      <text:p text:style-name="Standard"><text:span text:style-name="Standardstycketeckensnitt"><text:span text:style-name="T7">Beskrivning: </text:span></text:span><text:span text:style-name="Standardstycketeckensnitt"><text:span text:style-name="T9">När alla fiender på sista banan (Jorden) har försvunnit (dött eller passerat nedre delen av skärmen), så skall en sista fiende framträda – bossen/moderskeppet. Den rör sig i sidled överst på skärmen (istället för nedåt som för “vanliga” fiender) och är svår att döda. Klarar man att döda bossen, så har man avklarat spelet.</text:span></text:span></text:p>
      <text:p text:style-name="Standard"><text:span text:style-name="Standardstycketeckensnitt"><text:span text:style-name="T8">Testfall</text:span></text:span><text:span text:style-name="Standardstycketeckensnitt"><text:span text:style-name="T9">:<text:tab/> Samma som för vanliga fiender</text:span></text:span></text:p>
      <text:p text:style-name="P1"/>
      <text:p text:style-name="Standard"><text:span text:style-name="Standardstycketeckensnitt"><text:span text:style-name="T7">ID:</text:span></text:span><text:span text:style-name="Standardstycketeckensnitt"><text:span text:style-name="T9"> FR19</text:span></text:span></text:p>
      <text:p text:style-name="Standard"><text:span text:style-name="Standardstycketeckensnitt"><text:span text:style-name="T7">Namn:</text:span></text:span><text:span text:style-name="Standardstycketeckensnitt"><text:span text:style-name="T9"> Uppgradering av vapen</text:span></text:span></text:p>
      <text:p text:style-name="Standard"><text:span text:style-name="Standardstycketeckensnitt"><text:span text:style-name="T7">Beskrivning: </text:span></text:span><text:span text:style-name="Standardstycketeckensnitt"><text:span text:style-name="T10">Poäng kan användas för att uppgradera vapens egenskaper.</text:span></text:span></text:p>
      <text:p text:style-name="P1"><text:span text:style-name="Standardstycketeckensnitt"><text:span text:style-name="T11">Testfall</text:span></text:span><text:span text:style-name="Standardstycketeckensnitt"><text:span text:style-name="T12">:<text:tab/> 1. Notera att rätt skada ges av respektive uppgradering</text:span></text:span></text:p>
      <text:p text:style-name="P1"/>
      <text:p text:style-name="Standard"><text:span text:style-name="T3">Utvärdering:</text:span></text:p>
      <text:p text:style-name="Standard"><text:span text:style-name="Standardstycketeckensnitt"><text:span text:style-name="T3">Det enda som återstår för denna sprint är att lägga till bakgrundsbilder, samt animationer för bossen. Vi flyttade dessa till sprint 5 (finslipning och buggfixning)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andardstycketeckensnitt" style:family="text"/>
    <style:style style:name="ListLabel_20_1" style:display-name="ListLabel 1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15:36:37.78</meta:creation-date>
    <dc:date>2013-10-10T15:55:17.29</dc:date>
    <meta:editing-duration>PT18M38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25" meta:word-count="268" meta:character-count="1663"/>
  </office:meta>
</office:document-meta>
</file>